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5582" officeooo:paragraph-rsid="00115582"/>
    </style:style>
    <style:style style:name="P2" style:family="paragraph" style:parent-style-name="Standard">
      <style:text-properties officeooo:rsid="00115582" officeooo:paragraph-rsid="00115582"/>
    </style:style>
    <style:style style:name="P3" style:family="paragraph" style:parent-style-name="Standard">
      <style:text-properties officeooo:rsid="00144d9d" officeooo:paragraph-rsid="00144d9d"/>
    </style:style>
    <style:style style:name="T1" style:family="text">
      <style:text-properties officeooo:rsid="00144d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g 1 <text:s/><text:span text:style-name="T1">4</text:span>julli</text:p>
      <text:p text:style-name="P3">vandaag had ik de files gekregen en ben ik begonnen met het kijken wat de opdracht in hield en wat ik hier moest doen en begon een planning te maken voor <text:s/>me zelf wat ik wouw maken.</text:p>
      <text:p text:style-name="P3"/>
      <text:p text:style-name="P1">dag 2 <text:span text:style-name="T1">7</text:span> jullie</text:p>
      <text:p text:style-name="P3">vandaag was ik begonnen met het game iedee en het schetsen van wat ik er presies mee zou willen doen. Hier heb ik alles gemaakt dat ik moest doen om uberhaud de game te kunnen makken. En heb ik een begin kunnen maken met de datwerkelijke game.</text:p>
      <text:p text:style-name="P1"/>
      <text:p text:style-name="P3">dag 3 8 juli</text:p>
      <text:p text:style-name="P3">dag 3 heb ik gecodeerd en gecodeerd, ik beb deze dag vrij wel alles goed inelkaar gezet</text:p>
      <text:p text:style-name="P3"/>
      <text:p text:style-name="P3">dag 4 9 julli</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1" meta:paragraph-count="7" meta:word-count="116" meta:character-count="563" meta:non-whitespace-character-count="452"/>
  </office:meta>
</office:document-meta>
</file>